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 far this has been a pretty decent week. I did cramp bad in my abdomen on Monday with dialysis, but not so much on Wednesday. They upped my dry weight by half a KG and hopefully that will keep me from cramping, but they pull a lot of fluid off of me in 4 ½ hours so I doubt it will fully help. What may help more is if I stop drinking so much fluid between treatments. I drink a lot, I don't really sweat, and I urinate very little these days. I need to get my foot looked at so I can see what needs to be done. I have started lifting some dumbbells daily to help build my fistula and my strength. I am hoping it will help my hemoglobin as well. I think I should I start taking some b12, testosterone, and iron and pay attention to my numbers for now. Enough about that for now. I purchased my first Udemy course to get started with web development. Its a course on HTML and CSS. I hope I learn a lot from it and maybe can start doing some basic web design for my portfolio and for money. I have big ambitions, but I need to think short term too. App development and game development will be my focus after I get some basic web development under my belt. Maybe learn some AWS or Azure, some cloud based stuff to use to host websites. I don't know, it's still all pretty new to me. Gotta take it a day at a time though. Please email me with thoughts, suggestions, comments, and stories. I love to hear from people</text:p>
      <text:p text:style-name="Standard">Remotes.Required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Melton</meta:initial-creator>
    <meta:creation-date>2021-07-08T17:53:23.93</meta:creation-date>
    <meta:document-statistic meta:table-count="0" meta:image-count="0" meta:object-count="0" meta:page-count="1" meta:paragraph-count="2" meta:word-count="283" meta:character-count="1440"/>
    <dc:date>2021-07-08T18:04:44.45</dc:date>
    <dc:creator>David Melton</dc:creator>
    <meta:editing-duration>PT11M21S</meta:editing-duration>
    <meta:editing-cycles>1</meta:editing-cycles>
    <meta:generator>OpenOffice/4.1.10$Win32 OpenOffice.org_project/4110m2$Build-9807</meta:generator>
  </office:meta>
</office:document-meta>
</file>